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figurations2/statusbar" manifest:media-type=""/>
  <manifest:file-entry manifest:full-path="Configurations2/toolpanel" manifest:media-type=""/>
  <manifest:file-entry manifest:full-path="Configurations2/menubar" manifest:media-type=""/>
  <manifest:file-entry manifest:full-path="Configurations2/accelerator" manifest:media-type=""/>
  <manifest:file-entry manifest:full-path="Configurations2/progressbar" manifest:media-type=""/>
  <manifest:file-entry manifest:full-path="Configurations2/images/Bitmaps" manifest:media-type=""/>
  <manifest:file-entry manifest:full-path="Configurations2/toolbar" manifest:media-type=""/>
  <manifest:file-entry manifest:full-path="Configurations2/floater" manifest:media-type=""/>
  <manifest:file-entry manifest:full-path="Configurations2/popupmenu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36a" officeooo:paragraph-rsid="001f536a"/>
    </style:style>
    <style:style style:name="P2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fr1" style:family="graphic" style:parent-style-name="OLE">
      <style:graphic-properties style:vertical-pos="top" style:vertical-rel="baseline" draw:ole-draw-aspect="1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</text:p>
      <text:p text:style-name="P2"/>
      <text:p text:style-name="P2">All dates are stored as day count with 1970-01-01 being day 1</text:p>
      <text:p text:style-name="P2">All datetimes are stored as UNIX timestamp</text:p>
      <text:p text:style-name="P2"/>
      <text:p text:style-name="P2"><draw:frame draw:style-name="fr1" draw:name="Object1" text:anchor-type="as-char" svg:width="4.0898in" svg:height="0.8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2" text:anchor-type="as-char" svg:width="4.0898in" svg:height="0.5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3" text:anchor-type="as-char" svg:width="4.0898in" svg:height="0.71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2" draw:name="Object4" text:anchor-type="as-char" svg:y="0in" svg:width="4.0898in" svg:height="1.371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Object5" text:anchor-type="as-char" svg:width="4.0898in" svg:height="0.5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1" draw:name="Object6" text:anchor-type="as-char" svg:width="4.0898in" svg:height="1.066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1" draw:name="Object7" text:anchor-type="as-char" svg:width="4.0898in" svg:height="1.244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0898in" svg:height="0.533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text:soft-page-break/><draw:frame draw:style-name="fr1" draw:name="Object9" text:anchor-type="as-char" svg:width="4.0898in" svg:height="1.067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ct10" text:anchor-type="as-char" svg:width="4.0898in" svg:height="0.533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draw:frame draw:style-name="fr1" draw:name="Object11" text:anchor-type="as-char" svg:width="4.0898in" svg:height="0.533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1" draw:name="Object12" text:anchor-type="as-char" svg:width="4.0898in" svg:height="1.244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ct13" text:anchor-type="as-char" svg:width="4.0898in" svg:height="0.71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as-char" svg:x="0in" svg:y="0in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47:06.559875310</meta:creation-date>
    <meta:generator>LibreOffice/6.0.7.3$Linux_X86_64 LibreOffice_project/00m0$Build-3</meta:generator>
    <meta:editing-duration>PT5H40M33S</meta:editing-duration>
    <meta:editing-cycles>8</meta:editing-cycles>
    <dc:date>2018-12-15T18:23:03.294753902</dc:date>
    <meta:document-statistic meta:table-count="0" meta:image-count="0" meta:object-count="13" meta:page-count="2" meta:paragraph-count="16" meta:word-count="20" meta:character-count="111" meta:non-whitespace-character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Set</text:p>
          </table:table-cell>
          <table:covered-table-cell table:number-columns-repeated="2"/>
          <table:table-cell office:value-type="string" calcext:value-type="string">
            <text:p>MtG se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ardSet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ease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Set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SetC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3 character abbreviation, capital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8:22:12.915454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Encryption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encryption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ion function used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47.086591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9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Typ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Typ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admin or client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54.139202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3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alt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ed password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2:00.33875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ession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expires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dateTime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7:30.12682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chType</text:p>
          </table:table-cell>
          <table:covered-table-cell table:number-columns-repeated="2" table:style-name="ce3"/>
          <table:table-cell table:style-name="ce11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matchType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text</text:p>
          </table:table-cell>
          <table:table-cell table:style-name="ce11" office:value-type="string" calcext:value-type="string">
            <text:p>either cover or bas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8:32.0014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</text:p>
          </table:table-cell>
          <table:covered-table-cell table:number-columns-repeated="2" table:style-name="ce3"/>
          <table:table-cell table:style-name="ce11" office:value-type="string" calcext:value-type="string">
            <text:p>Card definition</text:p>
          </table:table-cell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card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text</text:p>
          </table:table-cell>
          <table:table-cell table:style-name="ce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11:11.047913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CardImage</text:p>
          </table:table-cell>
          <table:covered-table-cell table:number-columns-repeated="2" table:style-name="ce2"/>
          <table:table-cell table:style-name="ce7" office:value-type="string" calcext:value-type="string">
            <text:p>unique artwork / art frame combination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ardImag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artFram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3">
          <table:table-cell table:style-name="ce1"/>
          <table:table-cell table:style-name="ce2" office:value-type="string" calcext:value-type="string">
            <text:p>isPotential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could cover possibly be a match: null = unjudged, 0 = no, 1 = ye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cardImagePath</text:p>
          </table:table-cell>
          <table:table-cell table:style-name="ce2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filterPath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mask filter for potential cover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5:42:18.215233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ArtFram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artFram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artFr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type of frame for card art box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0:46.25777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Release</text:p>
          </table:table-cell>
          <table:covered-table-cell table:number-columns-repeated="2" table:style-name="ce2"/>
          <table:table-cell table:style-name="ce7" office:value-type="string" calcext:value-type="string">
            <text:p>Physical card from a set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releas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Set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Imag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inventory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5:48:19.634348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Match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match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isMatch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null = unjudged, 0 = no, 1 = yes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cardImage for card of match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cover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cardImage for collage of match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inventory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requestCount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08.710464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Stor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stor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toreN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source of price dat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16.863151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8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Pric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pric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stor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price lookup date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in cents, USD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40.40756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